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f235e" officeooo:paragraph-rsid="001f235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officeooo:rsid="001eb2d7" officeooo:paragraph-rsid="001eb2d7"/>
    </style:style>
    <style:style style:name="P5" style:family="paragraph" style:parent-style-name="Standard">
      <style:text-properties style:font-name="Arial" officeooo:rsid="001f235e" officeooo:paragraph-rsid="001f235e"/>
    </style:style>
    <style:style style:name="P6" style:family="paragraph" style:parent-style-name="Standard">
      <style:text-properties fo:color="#000000" loext:opacity="100%" style:font-name="Arial"/>
    </style:style>
    <style:style style:name="T1" style:family="text">
      <style:text-properties officeooo:rsid="001eb2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 esta actividad trataremos las acciones individuales que podemos llevar a cabo para cumplir con la Agenda 2030.</text:p>
      <text:p text:style-name="P2"/>
      <text:p text:style-name="P3">A) Actividades de voluntariado.</text:p>
      <text:p text:style-name="P2"/>
      <text:p text:style-name="P2">Piensa en qué actividades de voluntariado podrías o te gustaría participar, indica por qué has elegido esas.</text:p>
      <text:p text:style-name="P2"/>
      <text:p text:style-name="P6">-&gt; <text:span text:style-name="T1">La cruz roja en Santiago desarrolla programas de voluntariado en diferentes ambitos incluyendo apoyo a la infancia y juventud, asistencia a la poblacion en riesgo social, cuidado del medio ambiente y acompañamiento a personas vulnerables.</text:span></text:p>
      <text:p text:style-name="P6"/>
      <text:p text:style-name="P6">-&gt; <text:span text:style-name="T1">Asociacion ASPAS, esta organizacion trabaja en favor de personas con discapacidad auditiva y ofrece oportunidades de voluntariado en áreas como acompañamiento, apoyo en actividades y sensibilizacion. Participar con Aspas contribuye a la ODS 10 y la ODS 4</text:span></text:p>
      <text:p text:style-name="P2"/>
      <text:p text:style-name="P3">B) Actividades individuales.</text:p>
      <text:p text:style-name="P2"/>
      <text:p text:style-name="P2">Selecciona 4 ODS e indica alguna actividad que podrías realizar para contribuir a la consecución de ese objetivo.</text:p>
      <text:p text:style-name="P2"/>
      <text:p text:style-name="P4">ODS 12: Produccion y consumo responsables</text:p>
      <text:p text:style-name="P4"/>
      <text:p text:style-name="P4">-&gt; Podria contribuir reduciendo el desperdicio de comida y organizando mejor las compras y almacenando los productos correctamente para evitar desecharlos.</text:p>
      <text:p text:style-name="P4"/>
      <text:p text:style-name="P5">ODS 13: Accion por el clima</text:p>
      <text:p text:style-name="P5"/>
      <text:p text:style-name="P5">-&gt; Podria contribuir reduciendo el uso del coche o de la moto y utilizando mas el transporte publico, bicicleta o incluso andar aunque cueste.</text:p>
      <text:p text:style-name="P5"/>
      <text:p text:style-name="P5">ODS 4: Educacion de calidad</text:p>
      <text:p text:style-name="P5"/>
      <text:p text:style-name="P5">-&gt; Podria contribuir fomentando la lectura y el aprendizaje continuo mediante cursos, libros o talleres.</text:p>
      <text:p text:style-name="P5"/>
      <text:p text:style-name="P5">ODS 3: Salud y bienestar</text:p>
      <text:p text:style-name="P5"/>
      <text:p text:style-name="P5">-&gt; Podria contribuir de hecho ya lo hice estas ultimas semanas, donando sangre o participando en campañas a favor de la salud para ayudar a las personas que lo necesiten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officeooo:rsid="001f235e" officeooo:paragraph-rsid="001f23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varo Camino Martinez<text:tab/>1ºDAW<text:tab/>SUSTENTABILIDADE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4:01:08.307000000</meta:creation-date>
    <dc:date>2025-02-12T14:28:33.684000000</dc:date>
    <meta:editing-duration>PT5M27S</meta:editing-duration>
    <meta:editing-cycles>1</meta:editing-cycles>
    <meta:document-statistic meta:table-count="0" meta:image-count="0" meta:object-count="0" meta:page-count="1" meta:paragraph-count="16" meta:word-count="252" meta:character-count="1626" meta:non-whitespace-character-count="1389"/>
    <meta:generator>LibreOffice/24.2.4.2$Windows_X86_64 LibreOffice_project/51a6219feb6075d9a4c46691dcfe0cd9c4fff3c2</meta:generator>
  </office:meta>
</office:document-meta>
</file>